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font-style="normal" style:text-underline-style="none" fo:font-weight="normal" officeooo:rsid="0016495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fo:color="#c9211e" fo:font-size="12pt" fo:font-style="italic" style:text-underline-style="solid" style:text-underline-width="auto" style:text-underline-color="font-color" fo:font-weight="bold" officeooo:rsid="00164950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20a36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00a93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çon 3 - Principe de base de la génétique et reproduction sexuée humaine</text:p>
      <text:p text:style-name="Text_20_body"/>
      <text:p text:style-name="Text_20_body"/>
      <text:p text:style-name="Text_20_body"><text:span text:style-name="T1">Constat:</text:span> Les principes de base de la génétique, vus à travers l'étude de la transmission héréditaire chez la drosophile, peuvent également s'appliquer à l'être humain.</text:p>
      <text:p text:style-name="Text_20_body"><text:span text:style-name="T1">PB:</text:span> <text:span text:style-name="T2">Vérifier si les principes de base de la génétique sont applicables à l'être humain</text:span></text:p>
      <text:p text:style-name="Text_20_body"><text:span text:style-name="T2"/></text:p>
      <text:p text:style-name="P3">Recette de cuisine en génétique humaine:</text:p>
      <text:list xml:id="list2354830342" text:style-name="L1">
        <text:list-item>
          <text:p text:style-name="P6">Nombre de gènes impliqués dans un caractère étudié</text:p>
        </text:list-item>
        <text:list-item>
          <text:p text:style-name="P6">Déterminer le nombre d'allèles en fonction du nombre de phénotypes</text:p>
        </text:list-item>
        <text:list-item>
          <text:p text:style-name="P6">Déterminer la dominance et les récessivité des allèles</text:p>
        </text:list-item>
        <text:list-item>
          <text:p text:style-name="P4">Déterminer la position des gènes sur les chromosomes (autosomes/gonosomes)</text:p>
        </text:list-item>
      </text:list>
      <text:p text:style-name="Text_20_body">Exemple: Pour le groupe sanguin (autosome), récessif si 1ère génération non malade.</text:p>
      <text:p text:style-name="P5">Si un individu malade possède des parents sains, le mode de transmission est récessif. Il faut les 2 copies de l'allèle morbide pour que la maladie s'exprime.</text:p>
      <text:p text:style-name="P5"><text:s/>Si chaque individu malade a au moins un parent malade et que toutes les générations sont touchées, le mode de transmission est dominant. Une seule copie de l'allèle morbide suffit pour que la maladie s'exprime.</text:p>
      <text:p text:style-name="P5"><text:s/>Si l'allèle morbide est porté par un des autosomes, il y a autant d'hommes que de femmes atteints. Si l'allèle morbide est récessif et porté par X, les hommes sont plus touchés que les femmes.</text:p>
      <text:p text:style-name="P5"><text:s/>Si l'allèle morbide est dominant et porté par X, toutes les filles d'un père malade sont malade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3T18:22:16.570000000</meta:creation-date>
    <dc:date>2023-01-18T16:04:13.231000000</dc:date>
    <meta:editing-duration>PT21H55M52S</meta:editing-duration>
    <meta:editing-cycles>10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3" meta:word-count="224" meta:character-count="1361" meta:non-whitespace-character-count="1151"/>
  </office:meta>
</office:document-meta>
</file>